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ce12"/>
        <table:table-row table:style-name="ro1">
          <table:table-cell table:style-name="ce1" office:value-type="string" calcext:value-type="string">
            <text:p>Task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Effort</text:p>
          </table:table-cell>
          <table:table-cell table:style-name="ce15" office:value-type="string" calcext:value-type="string">
            <text:p>Where</text:p>
          </table:table-cell>
          <table:table-cell table:style-name="ce15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a README on GitHub</text:p>
          </table:table-cell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heck and improve documentation for existing function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reate Rmd to export analyses with shinyMeta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select species to exclu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to compute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ot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rrect bug → show cameras for mica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10" office:value-type="string" calcext:value-type="string">
            <text:p>Code + 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reate interface for one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for one species: compute activity tim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for one species: plot activity tim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eck von Mises use (biblio)</text:p>
          </table:table-cell>
          <table:table-cell table:style-name="ce10" office:value-type="string" calcext:value-type="string">
            <text:p>Code + biblio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new module to select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lect data functions → based on species or on cameras</text:p>
          </table:table-cell>
          <table:table-cell table:style-name="ce10" office:value-type="string" calcext:value-type="string">
            <text:p>Code + 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trapping nights bug (when camera df provided but no setup or retrieval)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meras summary: better way to show co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pecies summary: create function (species, seen on x cameras, RAI, n pics)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Two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Two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reate vignettes to demonstrate package functioning and see how user-friendly functions ar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dd radiobutton to choose between count and npic in interface for plot bar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dates filtering in filter data</text:p>
          </table:table-cell>
          <table:table-cell table:style-name="ce10" office:value-type="string" calcext:value-type="string">
            <text:p>Code + 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Filter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Add plot to previsualize filtered data</text:p>
          </table:table-cell>
          <table:table-cell table:style-name="ce17" office:value-type="string" calcext:value-type="string">
            <text:p>Code + interface</text:p>
          </table:table-cell>
          <table:table-cell table:style-name="ce17" office:value-type="string" calcext:value-type="string">
            <text:p>Mid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Filter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ook into activity package and change code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One species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6" office:value-type="string" calcext:value-type="string">
            <text:p>von Mises vignett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One species</text:p>
          </table:table-cell>
          <table:table-cell table:style-name="ce14"/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RAI on presence map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chart instead of map option for diversity and presence map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 + All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data functions → add date filtering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amera activity plot: add tick for setup/retrieval box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Plot species bars : add code to take into account non-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 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ame lat/lon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cameras before lon lat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lat besides lon and retrieval besides setup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dd checkbox to choose to display camera names on map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amera activity plot: add option for setup/retrieval box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ge summarize_species and get_diversity_table functions ? (or at least reuse some part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dd a format argument instead of tryFormats in add_tryformats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Import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dd option to filter out cameras filtered when removing the species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elect data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Camera activity: add option for axis ticks width and date formatting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magrittr dependenc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nge package description (This package…)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10" office:value-type="string" calcext:value-type="string">
            <text:p>Code + 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emove date format box but create custom date parsing function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coordinates format below lon/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arrange date time (date or date timeside by side)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info (?) next to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High?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Modify clean_data to remove camera columns after spli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pdate the way of counting camera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activity times to match newly computed times from camer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map and cameras in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mera activity: add option for custom color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Modify plot_species_bars to allow to plot non-animals too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Better theme (colors, fonts)</text:p>
          </table:table-cell>
          <table:table-cell table:style-name="ce17" office:value-type="string" calcext:value-type="string">
            <text:p>Interface</text:p>
          </table:table-cell>
          <table:table-cell table:number-columns-repeated="2"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move ShinyDashboard and lubridate dependency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Allow to specify specific timezone (now its UTC by default)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dle NA species (in case observation type is not animal) in get diversity table: for now only species is used and not obs type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 lonlat optional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plit code functions in several fil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73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 style:data-style-name="N2" text:time-value="09:42:19.1217628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7-18T17:35:22.555869574</dc:date>
    <meta:editing-duration>P2DT8H35M42S</meta:editing-duration>
    <meta:editing-cycles>41</meta:editing-cycles>
    <meta:generator>LibreOffice/7.5.4.2$Linux_X86_64 LibreOffice_project/50$Build-2</meta:generator>
    <dc:creator>Lisa Nicvert</dc:creator>
    <meta:document-statistic meta:table-count="1" meta:cell-count="411" meta:object-count="0"/>
  </office:meta>
</office:document-meta>
</file>